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88d" officeooo:paragraph-rsid="0002488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ity-Enhanced Linux (<text:span text:style-name="T1">SELinux</text:span>) is a Linux kernel security module that provides a mechanism for supporting access control security policies, including mandatory access controls (MAC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5:19:58.951855170</meta:creation-date>
    <dc:date>2019-03-07T15:20:22.126243910</dc:date>
    <meta:editing-duration>PT25S</meta:editing-duration>
    <meta:editing-cycles>1</meta:editing-cycles>
    <meta:document-statistic meta:table-count="0" meta:image-count="0" meta:object-count="0" meta:page-count="1" meta:paragraph-count="1" meta:word-count="24" meta:character-count="186" meta:non-whitespace-character-count="162"/>
    <meta:generator>LibreOffice/6.0.3.2$Linux_X86_64 LibreOffice_project/00m0$Build-2</meta:generator>
  </office:meta>
</office:document-meta>
</file>